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💻 <text:span text:style-name="Strong_20_Emphasis">Toolchain + Build Setup (One Time Only)</text:span></text:p>
      <text:p text:style-name="Standard"><text:span text:style-name="Strong_20_Emphasis"/></text:p>
      <text:p text:style-name="Standard"><text:span text:style-name="Strong_20_Emphasis"># 1. Install dependencies (toolchain, Python, Make, etc.)</text:span></text:p>
      <text:p text:style-name="Standard"><text:span text:style-name="Strong_20_Emphasis"><text:span text:style-name="T1">sudo apt update</text:span></text:span></text:p>
      <text:p text:style-name="Standard"><text:span text:style-name="Strong_20_Emphasis"><text:span text:style-name="T1">sudo apt install git gcc-arm-none-eabi gdb-arm-none-eabi build-essential make cmake python3 python3-pip</text:span></text:span></text:p>
      <text:p text:style-name="Standard"><text:span text:style-name="Strong_20_Emphasis"/></text:p>
      <text:p text:style-name="Standard"><text:span text:style-name="Strong_20_Emphasis"># 2. Clone Contiki-NG</text:span></text:p>
      <text:p text:style-name="Standard"><text:span text:style-name="Strong_20_Emphasis"><text:span text:style-name="T1">cd ~</text:span></text:span></text:p>
      <text:p text:style-name="Standard"><text:span text:style-name="Strong_20_Emphasis"><text:span text:style-name="T1">git clone https://github.com/contiki-os/contiki-ng.git</text:span></text:span></text:p>
      <text:p text:style-name="Standard"><text:span text:style-name="Strong_20_Emphasis"><text:span text:style-name="T1">cd contiki-ng</text:span></text:span></text:p>
      <text:p text:style-name="Standard"><text:span text:style-name="Strong_20_Emphasis"/></text:p>
      <text:p text:style-name="Standard"><text:span text:style-name="Strong_20_Emphasis"># 3. Confirm Contiki-NG structure</text:span></text:p>
      <text:p text:style-name="Standard"><text:span text:style-name="Strong_20_Emphasis"><text:span text:style-name="T1">ls</text:span></text:span></text:p>
      <text:p text:style-name="Standard"><text:span text:style-name="Strong_20_Emphasis"># Must show folders like: arch, examples, os, tools, README.md etc.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💡 Write or Use Blink Example</text:span></text:p>
      <text:p text:style-name="Standard"><text:span text:style-name="Strong_20_Emphasis"><text:span text:style-name="T1">cd examples</text:span></text:span></text:p>
      <text:p text:style-name="Standard"><text:span text:style-name="Strong_20_Emphasis"><text:span text:style-name="T1">mkdir -p blink_led</text:span></text:span></text:p>
      <text:p text:style-name="Standard"><text:span text:style-name="Strong_20_Emphasis"><text:span text:style-name="T1">cd blink_led</text:span></text:span></text:p>
      <text:p text:style-name="Standard"><text:span text:style-name="Strong_20_Emphasis"><text:span text:style-name="T1"/></text:span></text:p>
      <text:p text:style-name="Standard"><text:span text:style-name="Strong_20_Emphasis"># 4. Create blink.c</text:span></text:p>
      <text:p text:style-name="Standard"><text:span text:style-name="Strong_20_Emphasis"><text:span text:style-name="T1">vi blink.c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#include "contiki.h"</text:span></text:span></text:p>
      <text:p text:style-name="Standard"><text:span text:style-name="Strong_20_Emphasis"><text:span text:style-name="T1">#include "dev/leds.h"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OCESS(blink_process, "Blink LED process");</text:span></text:span></text:p>
      <text:p text:style-name="Standard"><text:span text:style-name="Strong_20_Emphasis"><text:span text:style-name="T1">AUTOSTART_PROCESSES(&amp;blink_process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OCESS_THREAD(blink_process, ev, data)</text:span></text:span></text:p>
      <text:p text:style-name="Standard"><text:span text:style-name="Strong_20_Emphasis"><text:span text:style-name="T1">{</text:span></text:span></text:p>
      <text:p text:style-name="Standard"><text:span text:style-name="Strong_20_Emphasis"><text:span text:style-name="T1"><text:s text:c="2"/>static struct etimer timer;</text:span></text:span></text:p>
      <text:p text:style-name="Standard"><text:span text:style-name="Strong_20_Emphasis"><text:span text:style-name="T1"><text:s text:c="2"/>PROCESS_BEGIN(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2"/>while(1) {</text:span></text:span></text:p>
      <text:p text:style-name="Standard"><text:span text:style-name="Strong_20_Emphasis"><text:span text:style-name="T1"><text:s text:c="4"/>leds_toggle(LEDS_ALL);</text:span></text:span></text:p>
      <text:p text:style-name="Standard"><text:span text:style-name="Strong_20_Emphasis"><text:span text:style-name="T1"><text:s text:c="4"/>etimer_set(&amp;timer, CLOCK_SECOND);</text:span></text:span></text:p>
      <text:p text:style-name="Standard"><text:span text:style-name="Strong_20_Emphasis"><text:span text:style-name="T1"><text:s text:c="4"/>PROCESS_WAIT_EVENT_UNTIL(etimer_expired(&amp;timer));</text:span></text:span></text:p>
      <text:p text:style-name="Standard"><text:span text:style-name="Strong_20_Emphasis"><text:span text:style-name="T1"><text:s text:c="2"/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2"/>PROCESS_END();</text:span></text:span></text:p>
      <text:p text:style-name="Standard"><text:span text:style-name="Strong_20_Emphasis"><text:span text:style-name="T1">}<text:line-break/>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oft-page-break/><text:span text:style-name="Strong_20_Emphasis"><text:span text:style-name="T1">🛠️ </text:span></text:span><text:span text:style-name="Strong_20_Emphasis">Makefile Setup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ONTIKI_PROJECT = blink</text:span></text:span></text:p>
      <text:p text:style-name="Standard"><text:span text:style-name="Strong_20_Emphasis"><text:span text:style-name="T1">CONTIKI = ../../..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BOARD = nrf52840dk</text:span></text:span></text:p>
      <text:p text:style-name="Standard"><text:span text:style-name="Strong_20_Emphasis"><text:span text:style-name="T1">TARGET = nrf52840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all: $(CONTIKI_PROJECT)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include $(CONTIKI)/Makefile.include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h text:style-name="Heading_20_2" text:outline-level="2"><text:span text:style-name="Strong_20_Emphasis"><text:span text:style-name="T1">🔨 </text:span></text:span><text:span text:style-name="Strong_20_Emphasis">Build the firmware</text:span></text:h>
      <text:p text:style-name="Preformatted_20_Text">make -j4</text:p>
      <text:p text:style-name="Preformatted_20_Text"/>
      <text:p text:style-name="Preformatted_20_Text">build/nrf52840/dk/blink.nrf52840</text:p>
      <text:p text:style-name="Standard"><text:span text:style-name="Strong_20_Emphasis"><text:span text:style-name="T1"/></text:span></text:p>
      <text:p text:style-name="Standard"><text:span text:style-name="Strong_20_Emphasis"><text:span text:style-name="T1">🧪 </text:span></text:span><text:span text:style-name="Strong_20_Emphasis">Convert to HEX</text:span></text:p>
      <text:p text:style-name="Standard"><text:span text:style-name="Strong_20_Emphasis"><text:span text:style-name="T1">arm-none-eabi-objcopy -O ihex build/nrf52840/dk/blink.nrf52840 build/nrf52840/dk/blink.hex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⚡ </text:span></text:span><text:span text:style-name="Strong_20_Emphasis">Install nrfjprog &amp; Jlink</text:span></text:p>
      <text:p text:style-name="Standard"><text:span text:style-name="Strong_20_Emphasis"><text:span text:style-name="T1"># Download nRF Command Line Tools (.deb)</text:span></text:span></text:p>
      <text:p text:style-name="Standard"><text:span text:style-name="Strong_20_Emphasis"><text:span text:style-name="T1">cd ~/Downloads</text:span></text:span></text:p>
      <text:p text:style-name="Standard"><text:span text:style-name="Strong_20_Emphasis"><text:span text:style-name="T1">wget https://www.nordicsemi.com/-/media/Software-and-other-downloads/SDKs/nRF-Command-Line-Tools/nRFCommandLineToolsLinux64-10.24.2.tar.gz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# Extract &amp; install</text:span></text:span></text:p>
      <text:p text:style-name="Standard"><text:span text:style-name="Strong_20_Emphasis"><text:span text:style-name="T1">tar -xvf nRFCommandLineToolsLinux64-10.24.2.tar.gz</text:span></text:span></text:p>
      <text:p text:style-name="Standard"><text:span text:style-name="Strong_20_Emphasis"><text:span text:style-name="T1">cd nRFCommandLineTools*/deb</text:span></text:span></text:p>
      <text:p text:style-name="Standard"><text:span text:style-name="Strong_20_Emphasis"><text:span text:style-name="T1">sudo dpkg -i *.deb</text:span></text:span></text:p>
      <text:p text:style-name="Standard"><text:span text:style-name="Strong_20_Emphasis"><text:span text:style-name="T1"/></text:span></text:p>
      <text:h text:style-name="Heading_20_2" text:outline-level="2"><text:span text:style-name="Strong_20_Emphasis"><text:span text:style-name="T1">🚀 </text:span></text:span><text:span text:style-name="Strong_20_Emphasis">Flash the firmware</text:span></text:h>
      <text:p text:style-name="Text_20_body">Make sure your board is connected:</text:p>
      <text:p text:style-name="Preformatted_20_Text"><text:span text:style-name="Strong_20_Emphasis"><text:span text:style-name="T1">nrfjprog --program build/nrf52840/dk/blink.hex --chiperase --verify –reset</text:span></text:span></text:p>
      <text:p text:style-name="Preformatted_20_Text"><text:span text:style-name="Strong_20_Emphasis"><text:span text:style-name="T1"/></text:span></text:p>
      <text:p text:style-name="Text_20_body"><text:span text:style-name="Strong_20_Emphasis"><text:span text:style-name="T1">// If successful, you’ll see:</text:span></text:span></text:p>
      <text:p text:style-name="Preformatted_20_Text">nginx</text:p>
      <text:p text:style-name="Preformatted_20_Text">CopyEdit</text:p>
      <text:p text:style-name="P3"><text:span text:style-name="Source_20_Text">Verified OK.</text:span></text:p>
      <text:p text:style-name="P2"><text:span text:style-name="Source_20_Text">Device programmed and reset.</text:span></text:p>
      <text:p text:style-name="Text_20_body">Now LED should blink on your nRF52840 DK //</text:p>
      <text:p text:style-name="Text_20_body"/>
      <text:p text:style-name="Text_20_body"/>
      <text:p text:style-name="Text_20_body"/>
      <text:p text:style-name="Preformatted_20_Text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6:27:53.402068062</meta:creation-date>
    <dc:date>2025-07-04T16:41:23.178594879</dc:date>
    <meta:editing-duration>PT2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09" meta:character-count="1766" meta:non-whitespace-character-count="1598"/>
  </office:meta>
</office:document-meta>
</file>